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 No9 L" fo:font-weight="bold" officeooo:rsid="001c3a04" officeooo:paragraph-rsid="001c3a04" style:font-weight-asian="bold" style:font-weight-complex="bold"/>
    </style:style>
    <style:style style:name="P2" style:family="paragraph" style:parent-style-name="Standard">
      <style:paragraph-properties fo:text-align="center" style:justify-single-word="false"/>
      <style:text-properties style:font-name="Nimbus Roman No9 L" fo:font-size="11pt" fo:font-weight="bold" officeooo:rsid="001c3a04" officeooo:paragraph-rsid="001c3a04"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Nimbus Roman No9 L" fo:font-size="11pt" fo:font-weight="normal" officeooo:rsid="002a7e59" officeooo:paragraph-rsid="002a7e59" style:font-size-asian="11pt" style:font-weight-asian="normal" style:font-size-complex="11pt" style:font-weight-complex="normal"/>
    </style:style>
    <style:style style:name="P4" style:family="paragraph" style:parent-style-name="Standard" style:list-style-name="L1">
      <style:paragraph-properties fo:text-align="start" style:justify-single-word="false"/>
      <style:text-properties style:font-name="Nimbus Roman No9 L" fo:font-size="11pt" fo:font-weight="normal" officeooo:rsid="002a7e59" officeooo:paragraph-rsid="002a7e59" style:font-size-asian="11pt" style:font-weight-asian="normal" style:font-size-complex="11pt" style:font-weight-complex="normal"/>
    </style:style>
    <style:style style:name="P5" style:family="paragraph" style:parent-style-name="Standard" style:list-style-name="L1">
      <style:paragraph-properties fo:text-align="start" style:justify-single-word="false"/>
      <style:text-properties style:font-name="Nimbus Roman No9 L" fo:font-size="11pt" fo:font-weight="normal" officeooo:rsid="0030839b" officeooo:paragraph-rsid="0030839b" style:font-size-asian="11pt" style:font-weight-asian="normal" style:font-size-complex="11pt" style:font-weight-complex="normal"/>
    </style:style>
    <style:style style:name="P6" style:family="paragraph" style:parent-style-name="Standard" style:list-style-name="L1">
      <style:paragraph-properties fo:text-align="start" style:justify-single-word="false"/>
      <style:text-properties style:font-name="Nimbus Roman No9 L" fo:font-size="11pt" fo:font-weight="normal" officeooo:rsid="00491914" officeooo:paragraph-rsid="00491914" style:font-size-asian="11pt" style:font-weight-asian="normal" style:font-size-complex="11pt" style:font-weight-complex="normal"/>
    </style:style>
    <style:style style:name="P7" style:family="paragraph" style:parent-style-name="Standard" style:list-style-name="L1">
      <style:paragraph-properties fo:text-align="start" style:justify-single-word="false"/>
      <style:text-properties style:font-name="Nimbus Roman No9 L" fo:font-size="11pt" fo:font-weight="normal" officeooo:rsid="00630122" officeooo:paragraph-rsid="00630122" style:font-size-asian="11pt" style:font-weight-asian="normal" style:font-size-complex="11pt" style:font-weight-complex="normal"/>
    </style:style>
    <style:style style:name="P8" style:family="paragraph" style:parent-style-name="Standard" style:list-style-name="L1">
      <style:paragraph-properties fo:text-align="start" style:justify-single-word="false"/>
      <style:text-properties style:font-name="Nimbus Roman No9 L" fo:font-size="11pt" fo:font-weight="normal" officeooo:rsid="0063eaa1" officeooo:paragraph-rsid="0063eaa1"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style:font-name="Nimbus Roman No9 L" fo:font-size="11pt" fo:font-weight="normal" officeooo:rsid="006a3183" officeooo:paragraph-rsid="006a3183" style:font-size-asian="11pt" style:font-weight-asian="normal" style:font-size-complex="11pt" style:font-weight-complex="normal"/>
    </style:style>
    <style:style style:name="P10" style:family="paragraph" style:parent-style-name="Standard" style:list-style-name="L1">
      <style:paragraph-properties fo:text-align="start" style:justify-single-word="false"/>
      <style:text-properties style:font-name="Nimbus Roman No9 L" fo:font-weight="normal" officeooo:rsid="006b92b5" officeooo:paragraph-rsid="006b92b5" style:font-weight-asian="normal" style:font-weight-complex="normal"/>
    </style:style>
    <style:style style:name="P11" style:family="paragraph" style:parent-style-name="Standard" style:list-style-name="L1">
      <style:paragraph-properties fo:text-align="start" style:justify-single-word="false"/>
      <style:text-properties officeooo:rsid="002bb011" officeooo:paragraph-rsid="002bb011"/>
    </style:style>
    <style:style style:name="P12" style:family="paragraph" style:parent-style-name="Standard" style:list-style-name="L1">
      <style:paragraph-properties fo:text-align="start" style:justify-single-word="false"/>
      <style:text-properties officeooo:rsid="0030839b" officeooo:paragraph-rsid="0036c8e1"/>
    </style:style>
    <style:style style:name="P13" style:family="paragraph" style:parent-style-name="Standard" style:list-style-name="L1">
      <style:paragraph-properties fo:text-align="start" style:justify-single-word="false"/>
      <style:text-properties officeooo:rsid="002cc4a7" officeooo:paragraph-rsid="002cc4a7"/>
    </style:style>
    <style:style style:name="P14" style:family="paragraph" style:parent-style-name="Standard" style:list-style-name="L1">
      <style:paragraph-properties fo:text-align="start" style:justify-single-word="false"/>
      <style:text-properties officeooo:rsid="003b9b96" officeooo:paragraph-rsid="003b9b96"/>
    </style:style>
    <style:style style:name="P15" style:family="paragraph" style:parent-style-name="Standard" style:list-style-name="L1">
      <style:paragraph-properties fo:text-align="start" style:justify-single-word="false"/>
      <style:text-properties officeooo:rsid="0040472e" officeooo:paragraph-rsid="0040472e"/>
    </style:style>
    <style:style style:name="P16" style:family="paragraph" style:parent-style-name="Standard" style:list-style-name="L1">
      <style:paragraph-properties fo:text-align="start" style:justify-single-word="false"/>
      <style:text-properties officeooo:rsid="0041e9a7" officeooo:paragraph-rsid="0041e9a7"/>
    </style:style>
    <style:style style:name="P17" style:family="paragraph" style:parent-style-name="Standard" style:list-style-name="L1">
      <style:paragraph-properties fo:text-align="start" style:justify-single-word="false"/>
      <style:text-properties officeooo:rsid="0045e276" officeooo:paragraph-rsid="0045e276"/>
    </style:style>
    <style:style style:name="P18" style:family="paragraph" style:parent-style-name="Standard" style:list-style-name="L1">
      <style:paragraph-properties fo:text-align="start" style:justify-single-word="false"/>
      <style:text-properties officeooo:rsid="0047c713" officeooo:paragraph-rsid="0047c713"/>
    </style:style>
    <style:style style:name="P19" style:family="paragraph" style:parent-style-name="Standard" style:list-style-name="L1">
      <style:paragraph-properties fo:text-align="start" style:justify-single-word="false"/>
      <style:text-properties officeooo:rsid="0049e48c" officeooo:paragraph-rsid="0049e48c"/>
    </style:style>
    <style:style style:name="P20" style:family="paragraph" style:parent-style-name="Standard" style:list-style-name="L1">
      <style:paragraph-properties fo:text-align="start" style:justify-single-word="false"/>
      <style:text-properties officeooo:rsid="004cbe99" officeooo:paragraph-rsid="004cbe99"/>
    </style:style>
    <style:style style:name="P21" style:family="paragraph" style:parent-style-name="Standard" style:list-style-name="L1">
      <style:paragraph-properties fo:text-align="start" style:justify-single-word="false"/>
      <style:text-properties officeooo:rsid="0056138e" officeooo:paragraph-rsid="0056138e"/>
    </style:style>
    <style:style style:name="P22" style:family="paragraph" style:parent-style-name="Standard" style:list-style-name="L1">
      <style:paragraph-properties fo:text-align="start" style:justify-single-word="false"/>
      <style:text-properties officeooo:rsid="005d8a1b" officeooo:paragraph-rsid="005d8a1b"/>
    </style:style>
    <style:style style:name="P23" style:family="paragraph" style:parent-style-name="Standard" style:list-style-name="L1">
      <style:paragraph-properties fo:text-align="start" style:justify-single-word="false"/>
      <style:text-properties officeooo:rsid="00608126" officeooo:paragraph-rsid="00608126"/>
    </style:style>
    <style:style style:name="P24" style:family="paragraph" style:parent-style-name="Standard" style:list-style-name="L1">
      <style:paragraph-properties fo:text-align="start" style:justify-single-word="false"/>
      <style:text-properties officeooo:rsid="0064c866" officeooo:paragraph-rsid="0064c866"/>
    </style:style>
    <style:style style:name="P25" style:family="paragraph" style:parent-style-name="Standard" style:list-style-name="L1">
      <style:paragraph-properties fo:text-align="start" style:justify-single-word="false"/>
      <style:text-properties officeooo:rsid="0068604f" officeooo:paragraph-rsid="0068604f"/>
    </style:style>
    <style:style style:name="T1" style:family="text">
      <style:text-properties style:font-name="Nimbus Roman No9 L" fo:font-size="11pt" fo:font-weight="normal" style:font-size-asian="11pt" style:font-weight-asian="normal" style:font-size-complex="11pt" style:font-weight-complex="normal"/>
    </style:style>
    <style:style style:name="T2" style:family="text">
      <style:text-properties style:font-name="Nimbus Roman No9 L" fo:font-size="11pt" fo:font-weight="normal" officeooo:rsid="002a7e59" style:font-size-asian="11pt" style:font-weight-asian="normal" style:font-size-complex="11pt" style:font-weight-complex="normal"/>
    </style:style>
    <style:style style:name="T3" style:family="text">
      <style:text-properties style:font-name="Nimbus Roman No9 L" fo:font-size="11pt" fo:font-weight="normal" officeooo:rsid="002cc4a7" style:font-size-asian="11pt" style:font-weight-asian="normal" style:font-size-complex="11pt" style:font-weight-complex="normal"/>
    </style:style>
    <style:style style:name="T4" style:family="text">
      <style:text-properties style:font-name="Nimbus Roman No9 L" fo:font-size="11pt" fo:font-weight="normal" officeooo:rsid="002cfd65" style:font-size-asian="11pt" style:font-weight-asian="normal" style:font-size-complex="11pt" style:font-weight-complex="normal"/>
    </style:style>
    <style:style style:name="T5" style:family="text">
      <style:text-properties style:font-name="Nimbus Roman No9 L" fo:font-size="11pt" fo:font-weight="normal" officeooo:rsid="002ee141" style:font-size-asian="11pt" style:font-weight-asian="normal" style:font-size-complex="11pt" style:font-weight-complex="normal"/>
    </style:style>
    <style:style style:name="T6" style:family="text">
      <style:text-properties style:font-name="Nimbus Roman No9 L" fo:font-size="11pt" fo:font-weight="normal" officeooo:rsid="0030839b" style:font-size-asian="11pt" style:font-weight-asian="normal" style:font-size-complex="11pt" style:font-weight-complex="normal"/>
    </style:style>
    <style:style style:name="T7" style:family="text">
      <style:text-properties style:font-name="Nimbus Roman No9 L" fo:font-size="11pt" fo:font-weight="normal" officeooo:rsid="003264fd" style:font-size-asian="11pt" style:font-weight-asian="normal" style:font-size-complex="11pt" style:font-weight-complex="normal"/>
    </style:style>
    <style:style style:name="T8" style:family="text">
      <style:text-properties style:font-name="Nimbus Roman No9 L" fo:font-size="11pt" fo:font-weight="normal" officeooo:rsid="003406c6" style:font-size-asian="11pt" style:font-weight-asian="normal" style:font-size-complex="11pt" style:font-weight-complex="normal"/>
    </style:style>
    <style:style style:name="T9" style:family="text">
      <style:text-properties style:font-name="Nimbus Roman No9 L" fo:font-size="11pt" fo:font-weight="normal" officeooo:rsid="0035175f" style:font-size-asian="11pt" style:font-weight-asian="normal" style:font-size-complex="11pt" style:font-weight-complex="normal"/>
    </style:style>
    <style:style style:name="T10" style:family="text">
      <style:text-properties style:font-name="Nimbus Roman No9 L" fo:font-size="11pt" fo:font-weight="normal" officeooo:rsid="0036c8e1" style:font-size-asian="11pt" style:font-weight-asian="normal" style:font-size-complex="11pt" style:font-weight-complex="normal"/>
    </style:style>
    <style:style style:name="T11" style:family="text">
      <style:text-properties style:font-name="Nimbus Roman No9 L" fo:font-size="11pt" fo:font-weight="normal" officeooo:rsid="00383e78" style:font-size-asian="11pt" style:font-weight-asian="normal" style:font-size-complex="11pt" style:font-weight-complex="normal"/>
    </style:style>
    <style:style style:name="T12" style:family="text">
      <style:text-properties style:font-name="Nimbus Roman No9 L" fo:font-size="11pt" fo:font-weight="normal" officeooo:rsid="00387eaa" style:font-size-asian="11pt" style:font-weight-asian="normal" style:font-size-complex="11pt" style:font-weight-complex="normal"/>
    </style:style>
    <style:style style:name="T13" style:family="text">
      <style:text-properties style:font-name="Nimbus Roman No9 L" fo:font-size="11pt" fo:font-weight="normal" officeooo:rsid="003a6dcd" style:font-size-asian="11pt" style:font-weight-asian="normal" style:font-size-complex="11pt" style:font-weight-complex="normal"/>
    </style:style>
    <style:style style:name="T14" style:family="text">
      <style:text-properties style:font-name="Nimbus Roman No9 L" fo:font-size="11pt" fo:font-weight="normal" officeooo:rsid="003cb534" style:font-size-asian="11pt" style:font-weight-asian="normal" style:font-size-complex="11pt" style:font-weight-complex="normal"/>
    </style:style>
    <style:style style:name="T15" style:family="text">
      <style:text-properties style:font-name="Nimbus Roman No9 L" fo:font-size="11pt" fo:font-weight="normal" officeooo:rsid="003e5d1f" style:font-size-asian="11pt" style:font-weight-asian="normal" style:font-size-complex="11pt" style:font-weight-complex="normal"/>
    </style:style>
    <style:style style:name="T16" style:family="text">
      <style:text-properties style:font-name="Nimbus Roman No9 L" fo:font-size="11pt" fo:font-weight="normal" officeooo:rsid="003e94ff" style:font-size-asian="11pt" style:font-weight-asian="normal" style:font-size-complex="11pt" style:font-weight-complex="normal"/>
    </style:style>
    <style:style style:name="T17" style:family="text">
      <style:text-properties style:font-name="Nimbus Roman No9 L" fo:font-size="11pt" fo:font-weight="normal" officeooo:rsid="0040472e" style:font-size-asian="11pt" style:font-weight-asian="normal" style:font-size-complex="11pt" style:font-weight-complex="normal"/>
    </style:style>
    <style:style style:name="T18" style:family="text">
      <style:text-properties style:font-name="Nimbus Roman No9 L" fo:font-size="11pt" fo:font-weight="normal" officeooo:rsid="004196b8" style:font-size-asian="11pt" style:font-weight-asian="normal" style:font-size-complex="11pt" style:font-weight-complex="normal"/>
    </style:style>
    <style:style style:name="T19" style:family="text">
      <style:text-properties style:font-name="Nimbus Roman No9 L" fo:font-size="11pt" fo:font-weight="normal" officeooo:rsid="0043e11b" style:font-size-asian="11pt" style:font-weight-asian="normal" style:font-size-complex="11pt" style:font-weight-complex="normal"/>
    </style:style>
    <style:style style:name="T20" style:family="text">
      <style:text-properties style:font-name="Nimbus Roman No9 L" fo:font-size="11pt" fo:font-weight="normal" officeooo:rsid="00441f83" style:font-size-asian="11pt" style:font-weight-asian="normal" style:font-size-complex="11pt" style:font-weight-complex="normal"/>
    </style:style>
    <style:style style:name="T21" style:family="text">
      <style:text-properties style:font-name="Nimbus Roman No9 L" fo:font-size="11pt" fo:font-weight="normal" officeooo:rsid="0047c713" style:font-size-asian="11pt" style:font-weight-asian="normal" style:font-size-complex="11pt" style:font-weight-complex="normal"/>
    </style:style>
    <style:style style:name="T22" style:family="text">
      <style:text-properties style:font-name="Nimbus Roman No9 L" fo:font-size="11pt" fo:font-weight="normal" officeooo:rsid="00488d5b" style:font-size-asian="11pt" style:font-weight-asian="normal" style:font-size-complex="11pt" style:font-weight-complex="normal"/>
    </style:style>
    <style:style style:name="T23" style:family="text">
      <style:text-properties style:font-name="Nimbus Roman No9 L" fo:font-size="11pt" fo:font-weight="normal" officeooo:rsid="00491914" style:font-size-asian="11pt" style:font-weight-asian="normal" style:font-size-complex="11pt" style:font-weight-complex="normal"/>
    </style:style>
    <style:style style:name="T24" style:family="text">
      <style:text-properties style:font-name="Nimbus Roman No9 L" fo:font-size="11pt" fo:font-weight="normal" officeooo:rsid="004b9537" style:font-size-asian="11pt" style:font-weight-asian="normal" style:font-size-complex="11pt" style:font-weight-complex="normal"/>
    </style:style>
    <style:style style:name="T25" style:family="text">
      <style:text-properties style:font-name="Nimbus Roman No9 L" fo:font-size="11pt" fo:font-weight="normal" officeooo:rsid="004cbe99" style:font-size-asian="11pt" style:font-weight-asian="normal" style:font-size-complex="11pt" style:font-weight-complex="normal"/>
    </style:style>
    <style:style style:name="T26" style:family="text">
      <style:text-properties style:font-name="Nimbus Roman No9 L" fo:font-size="11pt" fo:font-weight="normal" officeooo:rsid="004d6044" style:font-size-asian="11pt" style:font-weight-asian="normal" style:font-size-complex="11pt" style:font-weight-complex="normal"/>
    </style:style>
    <style:style style:name="T27" style:family="text">
      <style:text-properties style:font-name="Nimbus Roman No9 L" fo:font-size="11pt" fo:font-weight="normal" officeooo:rsid="004fae15" style:font-size-asian="11pt" style:font-weight-asian="normal" style:font-size-complex="11pt" style:font-weight-complex="normal"/>
    </style:style>
    <style:style style:name="T28" style:family="text">
      <style:text-properties style:font-name="Nimbus Roman No9 L" fo:font-size="11pt" fo:font-weight="normal" officeooo:rsid="00510a87" style:font-size-asian="11pt" style:font-weight-asian="normal" style:font-size-complex="11pt" style:font-weight-complex="normal"/>
    </style:style>
    <style:style style:name="T29" style:family="text">
      <style:text-properties style:font-name="Nimbus Roman No9 L" fo:font-size="11pt" fo:font-weight="normal" officeooo:rsid="00529437" style:font-size-asian="11pt" style:font-weight-asian="normal" style:font-size-complex="11pt" style:font-weight-complex="normal"/>
    </style:style>
    <style:style style:name="T30" style:family="text">
      <style:text-properties style:font-name="Nimbus Roman No9 L" fo:font-size="11pt" fo:font-weight="normal" officeooo:rsid="005415dd" style:font-size-asian="11pt" style:font-weight-asian="normal" style:font-size-complex="11pt" style:font-weight-complex="normal"/>
    </style:style>
    <style:style style:name="T31" style:family="text">
      <style:text-properties style:font-name="Nimbus Roman No9 L" fo:font-size="11pt" fo:font-weight="normal" officeooo:rsid="005570e4" style:font-size-asian="11pt" style:font-weight-asian="normal" style:font-size-complex="11pt" style:font-weight-complex="normal"/>
    </style:style>
    <style:style style:name="T32" style:family="text">
      <style:text-properties style:font-name="Nimbus Roman No9 L" fo:font-size="11pt" fo:font-weight="normal" officeooo:rsid="00578d87" style:font-size-asian="11pt" style:font-weight-asian="normal" style:font-size-complex="11pt" style:font-weight-complex="normal"/>
    </style:style>
    <style:style style:name="T33" style:family="text">
      <style:text-properties style:font-name="Nimbus Roman No9 L" fo:font-size="11pt" fo:font-weight="normal" officeooo:rsid="0057b20a" style:font-size-asian="11pt" style:font-weight-asian="normal" style:font-size-complex="11pt" style:font-weight-complex="normal"/>
    </style:style>
    <style:style style:name="T34" style:family="text">
      <style:text-properties style:font-name="Nimbus Roman No9 L" fo:font-size="11pt" fo:font-weight="normal" officeooo:rsid="00595d8b" style:font-size-asian="11pt" style:font-weight-asian="normal" style:font-size-complex="11pt" style:font-weight-complex="normal"/>
    </style:style>
    <style:style style:name="T35" style:family="text">
      <style:text-properties style:font-name="Nimbus Roman No9 L" fo:font-size="11pt" fo:font-weight="normal" officeooo:rsid="005a5a95" style:font-size-asian="11pt" style:font-weight-asian="normal" style:font-size-complex="11pt" style:font-weight-complex="normal"/>
    </style:style>
    <style:style style:name="T36" style:family="text">
      <style:text-properties style:font-name="Nimbus Roman No9 L" fo:font-size="11pt" fo:font-weight="normal" officeooo:rsid="005c2027" style:font-size-asian="11pt" style:font-weight-asian="normal" style:font-size-complex="11pt" style:font-weight-complex="normal"/>
    </style:style>
    <style:style style:name="T37" style:family="text">
      <style:text-properties style:font-name="Nimbus Roman No9 L" fo:font-size="11pt" fo:font-weight="normal" officeooo:rsid="005cbfe7" style:font-size-asian="11pt" style:font-weight-asian="normal" style:font-size-complex="11pt" style:font-weight-complex="normal"/>
    </style:style>
    <style:style style:name="T38" style:family="text">
      <style:text-properties style:font-name="Nimbus Roman No9 L" fo:font-size="11pt" fo:font-weight="normal" officeooo:rsid="005f4f87" style:font-size-asian="11pt" style:font-weight-asian="normal" style:font-size-complex="11pt" style:font-weight-complex="normal"/>
    </style:style>
    <style:style style:name="T39" style:family="text">
      <style:text-properties style:font-name="Nimbus Roman No9 L" fo:font-size="11pt" fo:font-weight="normal" officeooo:rsid="00655bee" style:font-size-asian="11pt" style:font-weight-asian="normal" style:font-size-complex="11pt" style:font-weight-complex="normal"/>
    </style:style>
    <style:style style:name="T40" style:family="text">
      <style:text-properties style:font-name="Nimbus Roman No9 L" fo:font-size="11pt" fo:font-weight="normal" officeooo:rsid="0066c050" style:font-size-asian="11pt" style:font-weight-asian="normal" style:font-size-complex="11pt" style:font-weight-complex="normal"/>
    </style:style>
    <style:style style:name="T41" style:family="text">
      <style:text-properties style:font-name="Nimbus Roman No9 L" fo:font-size="11pt" fo:font-weight="normal" officeooo:rsid="006a03d8" style:font-size-asian="11pt" style:font-weight-asian="normal" style:font-size-complex="11pt" style:font-weight-complex="normal"/>
    </style:style>
    <style:style style:name="T42" style:family="text">
      <style:text-properties style:font-name="Nimbus Roman No9 L" fo:font-size="11pt" fo:font-weight="normal" officeooo:rsid="00704b67" style:font-size-asian="11pt" style:font-weight-asian="normal" style:font-size-complex="11pt" style:font-weight-complex="normal"/>
    </style:style>
    <style:style style:name="T43" style:family="text">
      <style:text-properties style:font-name="Nimbus Roman No9 L" fo:font-size="11pt" fo:font-weight="normal" officeooo:rsid="0071c249" style:font-size-asian="11pt" style:font-weight-asian="normal" style:font-size-complex="11pt" style:font-weight-complex="normal"/>
    </style:style>
    <style:style style:name="T44" style:family="text">
      <style:text-properties style:font-name="Nimbus Roman No9 L" fo:font-size="11pt" fo:font-weight="normal" officeooo:rsid="00730e99" style:font-size-asian="11pt" style:font-weight-asian="normal" style:font-size-complex="11pt" style:font-weight-complex="normal"/>
    </style:style>
    <style:style style:name="T45" style:family="text">
      <style:text-properties style:font-name="Nimbus Roman No9 L" fo:font-size="11pt" fo:font-weight="normal" officeooo:rsid="00733c96" style:font-size-asian="11pt" style:font-weight-asian="normal" style:font-size-complex="11pt" style:font-weight-complex="normal"/>
    </style:style>
    <style:style style:name="T46" style:family="text">
      <style:text-properties style:font-name="Nimbus Roman No9 L" fo:font-size="11pt" fo:font-weight="normal" officeooo:rsid="007539e2" style:font-size-asian="11pt" style:font-weight-asian="normal" style:font-size-complex="11pt" style:font-weight-complex="normal"/>
    </style:style>
    <style:style style:name="T47" style:family="text">
      <style:text-properties style:font-name="Nimbus Roman No9 L" fo:font-size="11pt" fo:font-weight="normal" officeooo:rsid="00755df2" style:font-size-asian="11pt" style:font-weight-asian="normal" style:font-size-complex="11pt" style:font-weight-complex="normal"/>
    </style:style>
    <style:style style:name="T48" style:family="text">
      <style:text-properties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 Plot</text:p>
      <text:p text:style-name="P2"/>
      <text:p text:style-name="P3">Good morning everyone!</text:p>
      <text:list xml:id="list7847306384954310799" text:style-name="L1">
        <text:list-item>
          <text:p text:style-name="P4">Introducing myself, my name is Sameer Deshmukh, I'm also known as v0dro on github and twitter.</text:p>
        </text:list-item>
        <text:list-item>
          <text:p text:style-name="P11"><text:span text:style-name="T2">I </text:span><text:span text:style-name="T1">am a core team member of the Ruby Science Foundation, </text:span><text:span text:style-name="T3">or SciRuby </text:span><text:span text:style-name="T42">in</text:span><text:span text:style-name="T3"> short</text:span><text:span text:style-name="T1">, which is an open source organization dedicated to making Ruby a better language for </text:span><text:span text:style-name="T4">scientific computing, </text:span><text:span text:style-name="T1">data science and visualization. We do this by building high quality open source tools </text:span><text:span text:style-name="T6">for </text:span><text:span text:style-name="T1">this purpose.</text:span></text:p>
        </text:list-item>
        <text:list-item>
          <text:p text:style-name="P5">I am currently the GSOC 2016 admin for SciRuby and am mentoring a student to improve data analysis tools in Ruby, besides managing some of the administrative work.</text:p>
        </text:list-item>
        <text:list-item>
          <text:p text:style-name="P13"><text:span text:style-name="T1">My talk for today is going to be about benchmark-plot. It's a gem that I've been developing to ease some of the processes </text:span><text:span text:style-name="T6">related to benchmarking</text:span><text:span text:style-name="T1"> that we go through at SciRuby </text:span><text:span text:style-name="T5">on a pretty regular basis.</text:span></text:p>
        </text:list-item>
        <text:list-item>
          <text:p text:style-name="P12"><text:span text:style-name="T5">N</text:span><text:span text:style-name="T1">ow, I'm </text:span><text:span text:style-name="T7">pretty sure that most of you have come across benchmarking quite a few times </text:span><text:span text:style-name="T9">as programmers, </text:span><text:span text:style-name="T10">and maybe run into a few disputes </text:span><text:span text:style-name="T43">about it</text:span><text:span text:style-name="T10"> as well</text:span><text:span text:style-name="T8">. </text:span><text:span text:style-name="T44">We perform benchmarking of code for a lot of reasons.</text:span></text:p>
        </text:list-item>
        <text:list-item>
          <text:p text:style-name="P12"><text:span text:style-name="T10">In my case, we do benchmarking every time we make changes to existing SciRuby routines and refactor them or try to change the underlying algorithms, </text:span><text:span text:style-name="T11">so we benchmark the new implemenation versus the old one, </text:span><text:span text:style-name="T10">or it's used for </text:span><text:span text:style-name="T11">comparing the performance of two libraries </text:span><text:span text:style-name="T12">or </text:span><text:span text:style-name="T11"><text:s/>distinct ways of doing the same thing, which </text:span><text:span text:style-name="T46">as you know </text:span><text:span text:style-name="T11">is quite common in Ruby </text:span><text:span text:style-name="T13">or it's just that I'm curious to see how a routine performs </text:span><text:span text:style-name="T47">for</text:span><text:span text:style-name="T13"> </text:span><text:span text:style-name="T47">some</text:span><text:span text:style-name="T13"> given input</text:span><text:span text:style-name="T11">.</text:span></text:p>
        </text:list-item>
        <text:list-item>
          <text:p text:style-name="P14"><text:span text:style-name="T11">N</text:span><text:span text:style-name="T1">ow, let's take a simple use case </text:span><text:span text:style-name="T14">that </text:span><text:span text:style-name="T15">is quite talked about in a lot of cirlcles, that being of calling map and then flatten on an Array versus calling flat_map directly. </text:span><text:span text:style-name="T16">Take the very simple example of the Array 'a' in this case. You want to create a new array which contains two of the same elements in adjacent </text:span><text:span text:style-name="T17">positions.</text:span></text:p>
        </text:list-item>
        <text:list-item>
          <text:p text:style-name="P15"><text:span text:style-name="T1">Now, if you want to benchmark these two methods </text:span><text:span text:style-name="T18">for a fixed input</text:span><text:span text:style-name="T1">, the easiest way to do this would be to use </text:span><text:span text:style-name="T18">the Benchmark dot bm method on both codes and read the text that it shows you...</text:span></text:p>
        </text:list-item>
        <text:list-item>
          <text:p text:style-name="P16"><text:span text:style-name="T18">W</text:span><text:span text:style-name="T1">hich will look something like this. Now this is of course very easy to read and compare since </text:span><text:span text:style-name="T19">it's just two lines of text, but what if,</text:span><text:span text:style-name="T20"> for the same example you had to compare the time taken for the same code when the inputs are different? You would probably change the previous script to something like this....</text:span></text:p>
        </text:list-item>
        <text:list-item>
          <text:p text:style-name="P17"><text:span text:style-name="T20">A</text:span><text:span text:style-name="T1">nd put </text:span><text:span text:style-name="T21">a</text:span><text:span text:style-name="T1"> over your inputs and print out the </text:span><text:span text:style-name="T21">report as usual.</text:span></text:p>
        </text:list-item>
        <text:list-item>
          <text:p text:style-name="P18"><text:span text:style-name="T1">This is simple, but the downside of this approach is that you will get output that looks like this, and once your number of inputs or number of codes over which you want to run your benchmarks increases, reading and comprehending this output will quickly become a </text:span><text:span text:style-name="T22">cumbersome task. So I thought, that a possible way around this problem would be to have the ability to quickly generate graphs for comparing these benchmarks </text:span><text:span text:style-name="T23">against each other, which is where...</text:span></text:p>
        </text:list-item>
        <text:list-item>
          <text:p text:style-name="P6">The benchmark-plot library comes in. It's basically a very simple wrapper over the Ruby standard benchmark library which let's you generate comparative graphs of your benchmarks without having to write too code or master another API.</text:p>
        </text:list-item>
        <text:list-item>
          <text:p text:style-name="P19"><text:span text:style-name="T1">Benchmark plot basically introduces a single method called plot into the Benchmark module. </text:span><text:span text:style-name="T24">To demonstrate the use of this method, let's </text:span><text:span text:style-name="T25">see </text:span><text:span text:style-name="T24">an example where we rewrite the most recent code snippet that we saw using Benchmark plot.</text:span></text:p>
        </text:list-item>
        <text:list-item>
          <text:p text:style-name="P20"><text:span text:style-name="T24">S</text:span><text:span text:style-name="T1">o you can see here </text:span><text:span text:style-name="T26">that </text:span><text:span text:style-name="T1">I'm passing t</text:span><text:span text:style-name="T26">he</text:span><text:span text:style-name="T1"> Array that hold</text:span><text:span text:style-name="T29">s</text:span><text:span text:style-name="T1"> the Array sizes as the argument to the plot method. </text:span><text:span text:style-name="T27">The block </text:span><text:span text:style-name="T30">that is</text:span><text:span text:style-name="T27"> attached to the plot method yields us an object 'x' that has a single method called report defined on it. You call report on 'x' and the block that is attached to report will yield each of the elements that are present in the array a r r one by one, </text:span><text:span text:style-name="T28">and the results of the benchmarking will be saved in some internal data structures that will be eventually used for the plotting. </text:span><text:span text:style-name="T31">This code snippet will generate a PNG image of a graph that will look like this..</text:span></text:p>
        </text:list-item>
        <text:list-item>
          <text:p text:style-name="P21"><text:span text:style-name="T31">O</text:span><text:span text:style-name="T1">n the X axis you can </text:span><text:span text:style-name="T34">see </text:span><text:span text:style-name="T1">the stringified forms of the elements that we passed into the plot method </text:span><text:span text:style-name="T32">and on the Y axis are the number of seconds that it took for each </text:span><text:span text:style-name="T33">of these code samples to execute. </text:span><text:span text:style-name="T35">Now, this was a very simple example, where we just took a bunch of numbers and passed them into the plot method and it kind of just did it's thing. </text:span><text:span text:style-name="T36">Let's take a slightly complex use case, where I want to generate the Array that is passed into map or flat map before hand, and just get the time consumed by those methods, as in, I'm not interested in knowing how long it took to create the Array I just want to know how long the methods being called on thos</text:span><text:span text:style-name="T37">e</text:span><text:span text:style-name="T36"> arrays took.</text:span></text:p>
        </text:list-item>
        <text:list-item>
          <text:p text:style-name="P22"><text:span text:style-name="T36">S</text:span><text:span text:style-name="T1">o now the most straightforward way to do this would be to map arr Array and create those arrays, and simply pass those into the plot method. </text:span><text:span text:style-name="T38">And then you run this code but tragically the output that you get turns out to be like this.</text:span></text:p>
        </text:list-item>
        <text:list-item>
          <text:p text:style-name="P23"><text:span text:style-name="T38">N</text:span><text:span text:style-name="T1">ow why does this happen? It's becuase..</text:span></text:p>
        </text:list-item>
        <text:list-item>
          <text:p text:style-name="P7">The gem called the to_s method on the objects that are yielded into the block attached to the report method, and calling to_s on a Array of 5000 numbers does not go down well with the graphing library.</text:p>
        </text:list-item>
        <text:list-item>
          <text:p text:style-name="P8">So therefore to solve this problem, I just quickly create a new class called Test Array, which stores input in the data instance variable and to the to_s method of Test Array returns the strigified version of the size of this array.</text:p>
        </text:list-item>
        <text:list-item>
          <text:p text:style-name="P24"><text:span text:style-name="T1">A minor modification to our benchmarking code would look something like this, where I'm populating the arr Array with TestArray objects that have been initialized with the array of that particular siz</text:span><text:span text:style-name="T39">e, </text:span><text:span text:style-name="T40">and then I just call the data variable from the object that is yielded into the block of the report method.</text:span></text:p>
        </text:list-item>
        <text:list-item>
          <text:p text:style-name="P25"><text:span text:style-name="T40">R</text:span><text:span text:style-name="T1">unning this code produces a graph that looks like this, which is </text:span><text:span text:style-name="T41">exactly what we need!</text:span></text:p>
        </text:list-item>
        <text:list-item>
          <text:p text:style-name="P9">The graph generated can customized by using several options, title will change the main title of the graph, you can also specify a label for the X axis and choose what time, whether user or system CPU time or real time elapsed should be plotted.</text:p>
        </text:list-item>
        <text:list-item>
          <text:p text:style-name="P10"><text:span text:style-name="T48">Thank you very muc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116cm" fo:margin-bottom="0.183cm" fo:margin-left="0.51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eer Deshmukh</meta:initial-creator>
    <meta:creation-date>2016-06-28T18:09:15.914042679</meta:creation-date>
    <dc:date>2016-07-01T22:03:09.792670193</dc:date>
    <dc:creator>Sameer Deshmukh</dc:creator>
    <meta:editing-duration>PT9H42M36S</meta:editing-duration>
    <meta:editing-cycles>79</meta:editing-cycles>
    <meta:generator>LibreOffice/4.3.3.2$Linux_x86 LibreOffice_project/430m0$Build-2</meta:generator>
    <meta:document-statistic meta:table-count="0" meta:image-count="0" meta:object-count="0" meta:page-count="1" meta:paragraph-count="25" meta:word-count="1098" meta:character-count="5920" meta:non-whitespace-character-count="4869"/>
  </office:meta>
</office:document-meta>
</file>